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3" svg:font-family="Georgia" style:font-family-generic="roman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Gunny Handwriting" svg:font-family="'Gunny Handwriting'" style:font-family-generic="script" style:font-pitch="variable"/>
    <style:font-face style:name="Arial" svg:font-family="Arial" style:font-family-generic="swiss" style:font-pitch="variable"/>
    <style:font-face style:name="Tolkien" svg:font-family="Tolkien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tyle="normal" fo:font-weight="bold" officeooo:rsid="1dd24645" officeooo:paragraph-rsid="1dd24645" style:font-style-asian="normal" style:font-weight-asian="bold" style:font-style-complex="normal" style:font-weight-complex="bold"/>
    </style:style>
    <style:style style:name="P2" style:family="paragraph" style:parent-style-name="Text_20_body">
      <style:text-properties fo:font-style="normal" fo:font-weight="bold" officeooo:rsid="1dd24645" officeooo:paragraph-rsid="1e037150" style:font-style-asian="normal" style:font-weight-asian="bold" style:font-style-complex="normal" style:font-weight-complex="bold"/>
    </style:style>
    <style:style style:name="P3" style:family="paragraph" style:parent-style-name="Text_20_body">
      <style:text-properties fo:font-style="normal" fo:font-weight="bold" officeooo:rsid="1dd24645" officeooo:paragraph-rsid="1e3eca5e" style:font-style-asian="normal" style:font-weight-asian="bold" style:font-style-complex="normal" style:font-weight-complex="bold"/>
    </style:style>
    <style:style style:name="P4" style:family="paragraph" style:parent-style-name="Text_20_body">
      <style:text-properties fo:font-style="normal" fo:font-weight="bold" officeooo:rsid="1de5c01b" officeooo:paragraph-rsid="1de5c01b" style:font-style-asian="normal" style:font-weight-asian="bold" style:font-style-complex="normal" style:font-weight-complex="bold"/>
    </style:style>
    <style:style style:name="P5" style:family="paragraph" style:parent-style-name="Text_20_body">
      <style:text-properties fo:font-style="normal" fo:font-weight="bold" officeooo:rsid="1de5c01b" officeooo:paragraph-rsid="1df4c27b" style:font-style-asian="normal" style:font-weight-asian="bold" style:font-style-complex="normal" style:font-weight-complex="bold"/>
    </style:style>
    <style:style style:name="P6" style:family="paragraph" style:parent-style-name="Text_20_body">
      <style:text-properties fo:font-style="normal" fo:font-weight="bold" officeooo:rsid="1de5c01b" officeooo:paragraph-rsid="1df778cd" style:font-style-asian="normal" style:font-weight-asian="bold" style:font-style-complex="normal" style:font-weight-complex="bold"/>
    </style:style>
    <style:style style:name="P7" style:family="paragraph" style:parent-style-name="Text_20_body">
      <style:text-properties fo:font-style="normal" fo:font-weight="bold" officeooo:rsid="1e013445" officeooo:paragraph-rsid="1e013445" style:font-style-asian="normal" style:font-weight-asian="bold" style:font-style-complex="normal" style:font-weight-complex="bold"/>
    </style:style>
    <style:style style:name="P8" style:family="paragraph" style:parent-style-name="Text_20_body">
      <style:text-properties style:font-name="Tolkien" fo:font-style="italic" officeooo:rsid="187581a1" officeooo:paragraph-rsid="1de5c01b" style:font-style-asian="italic" style:font-style-complex="italic"/>
    </style:style>
    <style:style style:name="P9" style:family="paragraph" style:parent-style-name="Text_20_body">
      <style:text-properties style:font-name="Tolkien" fo:font-style="italic" officeooo:rsid="187581a1" officeooo:paragraph-rsid="1c975e72" style:font-style-asian="italic" style:font-style-complex="italic"/>
    </style:style>
    <style:style style:name="P10" style:family="paragraph" style:parent-style-name="Text_20_body">
      <style:text-properties style:font-name="Tolkien" fo:font-style="italic" officeooo:rsid="187581a1" officeooo:paragraph-rsid="1c9978cb" style:font-style-asian="italic" style:font-style-complex="italic"/>
    </style:style>
    <style:style style:name="P11" style:family="paragraph" style:parent-style-name="Text_20_body">
      <style:paragraph-properties fo:text-align="end" style:justify-single-word="false"/>
      <style:text-properties style:font-name="Tolkien" fo:font-style="italic" officeooo:rsid="1de5c01b" officeooo:paragraph-rsid="1de5c01b" style:font-style-asian="italic" style:font-style-complex="italic"/>
    </style:style>
    <style:style style:name="P12" style:family="paragraph" style:parent-style-name="Text_20_body">
      <style:paragraph-properties fo:text-align="end" style:justify-single-word="false"/>
      <style:text-properties style:font-name="Tolkien" fo:font-style="italic" officeooo:rsid="187722f4" officeooo:paragraph-rsid="1c975e72" style:font-style-asian="italic" style:font-style-complex="italic"/>
    </style:style>
    <style:style style:name="P13" style:family="paragraph" style:parent-style-name="Text_20_body">
      <style:text-properties style:font-name="Tolkien" fo:font-style="italic" officeooo:rsid="1884c1e8" officeooo:paragraph-rsid="1e0848ad" style:font-style-asian="italic" style:font-style-complex="italic"/>
    </style:style>
    <style:style style:name="P14" style:family="paragraph" style:parent-style-name="Text_20_body">
      <style:text-properties style:font-name="Tolkien" fo:font-style="italic" officeooo:rsid="1886503f" officeooo:paragraph-rsid="1e0848ad" style:font-style-asian="italic" style:font-style-complex="italic"/>
    </style:style>
    <style:style style:name="P15" style:family="paragraph" style:parent-style-name="Text_20_body">
      <style:text-properties style:font-name="Tolkien" fo:font-style="italic" officeooo:rsid="1887371c" officeooo:paragraph-rsid="1c9978cb" style:font-style-asian="italic" style:font-style-complex="italic"/>
    </style:style>
    <style:style style:name="P16" style:family="paragraph" style:parent-style-name="Text_20_body">
      <style:text-properties style:font-name="Tolkien" fo:font-style="italic" officeooo:rsid="186e4482" officeooo:paragraph-rsid="1c7f9f66" style:font-style-asian="italic" style:font-style-complex="italic"/>
    </style:style>
    <style:style style:name="P17" style:family="paragraph" style:parent-style-name="Text_20_body">
      <style:paragraph-properties fo:text-align="end" style:justify-single-word="false"/>
      <style:text-properties style:font-name="Tolkien" fo:font-style="italic" officeooo:rsid="186e6ee5" officeooo:paragraph-rsid="1c7f9f66" style:font-style-asian="italic" style:font-style-complex="italic"/>
    </style:style>
    <style:style style:name="P18" style:family="paragraph" style:parent-style-name="Text_20_body">
      <style:text-properties style:font-name="Tolkien" fo:font-style="italic" officeooo:rsid="17295d43" officeooo:paragraph-rsid="173b4eca" style:font-style-asian="italic" style:font-style-complex="italic"/>
    </style:style>
    <style:style style:name="P19" style:family="paragraph" style:parent-style-name="Text_20_body">
      <style:text-properties style:font-name="Tolkien" fo:font-style="italic" fo:font-weight="bold" officeooo:rsid="1e81078a" officeooo:paragraph-rsid="1e87d3b0" style:font-style-asian="italic" style:font-weight-asian="bold" style:font-style-complex="italic" style:font-weight-complex="bold"/>
    </style:style>
    <style:style style:name="P20" style:family="paragraph" style:parent-style-name="Text_20_body">
      <style:text-properties style:font-name="Tolkien" fo:font-style="italic" fo:font-weight="normal" officeooo:rsid="1b96ef4d" officeooo:paragraph-rsid="1e956532" style:font-style-asian="italic" style:font-weight-asian="normal" style:font-style-complex="italic" style:font-weight-complex="normal"/>
    </style:style>
    <style:style style:name="P21" style:family="paragraph" style:parent-style-name="Text_20_body">
      <style:paragraph-properties fo:text-align="end" style:justify-single-word="false"/>
      <style:text-properties style:font-name="Tolkien" officeooo:rsid="187722f4" officeooo:paragraph-rsid="1c9978cb"/>
    </style:style>
    <style:style style:name="P22" style:family="paragraph" style:parent-style-name="Text_20_body">
      <style:text-properties style:font-name="Tolkien" officeooo:rsid="187581a1" officeooo:paragraph-rsid="1e93dc0b"/>
    </style:style>
    <style:style style:name="P23" style:family="paragraph" style:parent-style-name="Text_20_body">
      <style:text-properties officeooo:rsid="1e87d3b0" officeooo:paragraph-rsid="1e87d3b0"/>
    </style:style>
    <style:style style:name="P24" style:family="paragraph" style:parent-style-name="Text_20_body">
      <style:paragraph-properties fo:text-align="start" style:justify-single-word="false"/>
      <style:text-properties style:font-name="Gunny Handwriting" officeooo:rsid="1397008d" officeooo:paragraph-rsid="1e936c86"/>
    </style:style>
    <style:style style:name="P25" style:family="paragraph" style:parent-style-name="Text_20_body">
      <style:paragraph-properties fo:text-align="start" style:justify-single-word="false"/>
      <style:text-properties style:font-name="Gunny Handwriting" officeooo:paragraph-rsid="1e800ff5"/>
    </style:style>
    <style:style style:name="P26" style:family="paragraph" style:parent-style-name="Text_20_body">
      <style:paragraph-properties fo:text-align="end" style:justify-single-word="false"/>
      <style:text-properties style:font-name="Gunny Handwriting" fo:font-style="italic" officeooo:rsid="148497c4" officeooo:paragraph-rsid="1e800ff5" style:font-style-asian="italic" style:font-style-complex="italic"/>
    </style:style>
    <style:style style:name="P27" style:family="paragraph" style:parent-style-name="Text_20_body">
      <style:paragraph-properties fo:text-align="center" style:justify-single-word="false"/>
      <style:text-properties fo:font-size="60pt" officeooo:rsid="180c6308" officeooo:paragraph-rsid="180c6308" style:font-size-asian="60pt" style:font-size-complex="60pt"/>
    </style:style>
    <style:style style:name="P28" style:family="paragraph" style:parent-style-name="Text_20_body">
      <style:text-properties style:font-name="Georgia3"/>
    </style:style>
    <style:style style:name="P29" style:family="paragraph" style:parent-style-name="Text_20_body">
      <style:paragraph-properties fo:text-align="center" style:justify-single-word="false"/>
      <style:text-properties style:font-name="Georgia3" fo:font-size="12pt" officeooo:rsid="171ff223" officeooo:paragraph-rsid="171ff223" style:font-size-asian="12pt" style:font-size-complex="12pt"/>
    </style:style>
    <style:style style:name="P30" style:family="paragraph" style:parent-style-name="Text_20_body">
      <style:paragraph-properties fo:margin-left="0cm" fo:margin-right="0cm" fo:text-indent="0cm" style:auto-text-indent="false"/>
      <style:text-properties fo:font-style="normal" fo:font-weight="bold" officeooo:rsid="1ddd8828" officeooo:paragraph-rsid="1ddd8828" style:font-style-asian="normal" style:font-weight-asian="bold" style:font-style-complex="normal" style:font-weight-complex="bold"/>
    </style:style>
    <style:style style:name="P31" style:family="paragraph" style:parent-style-name="Text_20_body">
      <style:paragraph-properties fo:margin-left="0cm" fo:margin-right="0cm" fo:text-indent="0cm" style:auto-text-indent="false"/>
      <style:text-properties fo:font-style="normal" style:text-underline-style="none" fo:font-weight="bold" officeooo:rsid="1ddd8828" officeooo:paragraph-rsid="1ddd8828" style:font-style-asian="normal" style:font-weight-asian="bold" style:font-style-complex="normal" style:font-weight-complex="bold"/>
    </style:style>
    <style:style style:name="P32" style:family="paragraph" style:parent-style-name="Text_20_body">
      <style:paragraph-properties fo:margin-left="0cm" fo:margin-right="0cm" fo:text-indent="0cm" style:auto-text-indent="false"/>
      <style:text-properties officeooo:rsid="186e4482" officeooo:paragraph-rsid="1e9e9531"/>
    </style:style>
    <style:style style:name="P33" style:family="paragraph" style:parent-style-name="Text_20_body">
      <style:paragraph-properties fo:margin-left="1.251cm" fo:margin-right="0cm" fo:text-indent="0cm" style:auto-text-indent="false"/>
      <style:text-properties fo:font-style="italic" officeooo:rsid="160397eb" officeooo:paragraph-rsid="1e0d12cc" style:font-style-asian="italic" style:font-style-complex="italic"/>
    </style:style>
    <style:style style:name="P34" style:family="paragraph" style:parent-style-name="Text_20_body">
      <style:paragraph-properties fo:margin-left="1.251cm" fo:margin-right="0cm" fo:text-indent="0cm" style:auto-text-indent="false"/>
      <style:text-properties style:font-name="Tolkien" fo:font-style="italic" officeooo:rsid="160397eb" officeooo:paragraph-rsid="1e8b5a81" style:font-style-asian="italic" style:font-style-complex="italic"/>
    </style:style>
    <style:style style:name="P35" style:family="paragraph" style:parent-style-name="Text_20_body">
      <style:paragraph-properties fo:margin-left="1.251cm" fo:margin-right="0cm" fo:text-indent="0cm" style:auto-text-indent="false"/>
      <style:text-properties style:font-name="Tolkien" fo:font-style="italic" officeooo:rsid="1e8b5a81" officeooo:paragraph-rsid="1e8b5a81" style:font-style-asian="italic" style:font-style-complex="italic"/>
    </style:style>
    <style:style style:name="P36" style:family="paragraph" style:parent-style-name="Text_20_body">
      <style:paragraph-properties fo:margin-left="1.251cm" fo:margin-right="0cm" fo:text-indent="0cm" style:auto-text-indent="false"/>
      <style:text-properties style:font-name="Tolkien" officeooo:rsid="160397eb" officeooo:paragraph-rsid="173b4eca"/>
    </style:style>
    <style:style style:name="P37" style:family="paragraph" style:parent-style-name="Standard">
      <style:paragraph-properties fo:text-align="center" style:justify-single-word="false"/>
      <style:text-properties style:font-name="Georgia3" fo:font-size="40pt" fo:font-weight="bold" officeooo:rsid="0e3c9ac6" officeooo:paragraph-rsid="0e3c9ac6" style:font-size-asian="40pt" style:font-weight-asian="bold" style:font-size-complex="40pt" style:font-weight-complex="bold"/>
    </style:style>
    <style:style style:name="P38" style:family="paragraph" style:parent-style-name="Standard">
      <style:paragraph-properties fo:text-align="center" style:justify-single-word="false"/>
      <style:text-properties style:font-name="Georgia3" officeooo:rsid="057aae1d" officeooo:paragraph-rsid="057aae1d"/>
    </style:style>
    <style:style style:name="P39" style:family="paragraph" style:parent-style-name="Standard">
      <style:paragraph-properties fo:text-align="center" style:justify-single-word="false"/>
      <style:text-properties style:font-name="Georgia3" fo:font-size="18pt" officeooo:rsid="0e3c9ac6" officeooo:paragraph-rsid="0e3c9ac6" style:font-size-asian="18pt" style:font-size-complex="18pt"/>
    </style:style>
    <style:style style:name="P40" style:family="paragraph" style:parent-style-name="Standard">
      <style:paragraph-properties fo:text-align="center" style:justify-single-word="false"/>
      <style:text-properties fo:font-size="14pt" officeooo:rsid="0ce719f8" officeooo:paragraph-rsid="05ab83ad" style:font-size-asian="14pt" style:font-size-complex="14pt"/>
    </style:style>
    <style:style style:name="P41" style:family="paragraph" style:parent-style-name="Standard">
      <style:paragraph-properties fo:text-align="center" style:justify-single-word="false"/>
      <style:text-properties fo:font-size="12pt" officeooo:rsid="07a6c582" officeooo:paragraph-rsid="0ce719f8" style:font-size-asian="12pt" style:font-size-complex="12pt"/>
    </style:style>
    <style:style style:name="P42" style:family="paragraph" style:parent-style-name="Heading_20_2">
      <style:text-properties officeooo:rsid="1dced54d"/>
    </style:style>
    <style:style style:name="P43" style:family="paragraph" style:parent-style-name="Heading_20_2">
      <style:text-properties officeooo:rsid="1c7f9f66" officeooo:paragraph-rsid="1c7f9f66"/>
    </style:style>
    <style:style style:name="P44" style:family="paragraph" style:parent-style-name="Text_20_body" style:master-page-name="Standard">
      <style:paragraph-properties fo:text-align="end" style:justify-single-word="false" style:page-number="auto"/>
    </style:style>
    <style:style style:name="T1" style:family="text">
      <style:text-properties fo:language="cs" fo:country="CZ"/>
    </style:style>
    <style:style style:name="T2" style:family="text">
      <style:text-properties fo:language="cs" fo:country="CZ" officeooo:rsid="1e84c41b"/>
    </style:style>
    <style:style style:name="T3" style:family="text">
      <style:text-properties fo:language="cs" fo:country="CZ" officeooo:rsid="1e869101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1ba71b1f" style:font-style-asian="italic" style:font-style-complex="italic"/>
    </style:style>
    <style:style style:name="T6" style:family="text">
      <style:text-properties fo:font-style="italic" officeooo:rsid="1ba69d42" style:font-style-asian="italic" style:font-style-complex="italic"/>
    </style:style>
    <style:style style:name="T7" style:family="text">
      <style:text-properties fo:font-style="italic" officeooo:rsid="1b96ef4d" style:font-style-asian="italic" style:font-style-complex="italic"/>
    </style:style>
    <style:style style:name="T8" style:family="text">
      <style:text-properties fo:font-style="italic" officeooo:rsid="18775c48" style:font-style-asian="italic" style:font-style-complex="italic"/>
    </style:style>
    <style:style style:name="T9" style:family="text">
      <style:text-properties fo:font-style="italic" officeooo:rsid="187722f4" style:font-style-asian="italic" style:font-style-complex="italic"/>
    </style:style>
    <style:style style:name="T10" style:family="text">
      <style:text-properties fo:font-style="italic" officeooo:rsid="1d6670af" style:font-style-asian="italic" style:font-style-complex="italic"/>
    </style:style>
    <style:style style:name="T11" style:family="text">
      <style:text-properties fo:font-style="italic" officeooo:rsid="1485bec4" style:font-style-asian="italic" style:font-style-complex="italic"/>
    </style:style>
    <style:style style:name="T12" style:family="text">
      <style:text-properties fo:font-style="italic" officeooo:rsid="1485292b" style:font-style-asian="italic" style:font-style-complex="italic"/>
    </style:style>
    <style:style style:name="T13" style:family="text">
      <style:text-properties fo:font-style="italic" officeooo:rsid="1dd01b14" style:font-style-asian="italic" style:font-style-complex="italic"/>
    </style:style>
    <style:style style:name="T14" style:family="text">
      <style:text-properties fo:font-style="italic" officeooo:rsid="1e037150" style:font-style-asian="italic" style:font-style-complex="italic"/>
    </style:style>
    <style:style style:name="T15" style:family="text">
      <style:text-properties fo:font-style="italic" officeooo:rsid="1e04cce4" style:font-style-asian="italic" style:font-style-complex="italic"/>
    </style:style>
    <style:style style:name="T16" style:family="text">
      <style:text-properties fo:font-style="italic" officeooo:rsid="1731a21d" style:font-style-asian="italic" style:font-style-complex="italic"/>
    </style:style>
    <style:style style:name="T17" style:family="text">
      <style:text-properties fo:font-style="italic" officeooo:rsid="1e3eca5e" style:font-style-asian="italic" style:font-style-complex="italic"/>
    </style:style>
    <style:style style:name="T18" style:family="text">
      <style:text-properties fo:font-style="italic" officeooo:rsid="148497c4" style:font-style-asian="italic" style:font-style-complex="italic"/>
    </style:style>
    <style:style style:name="T19" style:family="text">
      <style:text-properties fo:font-style="italic" officeooo:rsid="13988174" style:font-style-asian="italic" style:font-style-complex="italic"/>
    </style:style>
    <style:style style:name="T20" style:family="text">
      <style:text-properties fo:font-style="italic" officeooo:rsid="1e800ff5" style:font-style-asian="italic" style:font-style-complex="italic"/>
    </style:style>
    <style:style style:name="T21" style:family="text">
      <style:text-properties fo:font-style="italic" officeooo:rsid="1e8b5a81" style:font-style-asian="italic" style:font-style-complex="italic"/>
    </style:style>
    <style:style style:name="T22" style:family="text">
      <style:text-properties fo:font-style="italic" officeooo:rsid="1e921d05" style:font-style-asian="italic" style:font-style-complex="italic"/>
    </style:style>
    <style:style style:name="T23" style:family="text">
      <style:text-properties fo:font-style="italic" officeooo:rsid="1e93dc0b" style:font-style-asian="italic" style:font-style-complex="italic"/>
    </style:style>
    <style:style style:name="T24" style:family="text">
      <style:text-properties fo:font-style="italic" fo:font-weight="bold" officeooo:rsid="1ba69d42" style:font-style-asian="italic" style:font-weight-asian="bold" style:font-style-complex="italic" style:font-weight-complex="bold"/>
    </style:style>
    <style:style style:name="T25" style:family="text">
      <style:text-properties fo:font-style="italic" fo:font-weight="normal" officeooo:rsid="13a6ba91" style:font-style-asian="italic" style:font-weight-asian="normal" style:font-style-complex="italic" style:font-weight-complex="normal"/>
    </style:style>
    <style:style style:name="T26" style:family="text">
      <style:text-properties fo:font-style="italic" fo:font-weight="normal" officeooo:rsid="13988174" style:font-style-asian="italic" style:font-weight-asian="normal" style:font-style-complex="italic" style:font-weight-complex="normal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1803d5f8" style:font-weight-asian="bold" style:font-weight-complex="bold"/>
    </style:style>
    <style:style style:name="T29" style:family="text">
      <style:text-properties officeooo:rsid="172835a4"/>
    </style:style>
    <style:style style:name="T30" style:family="text">
      <style:text-properties officeooo:rsid="172a2eab"/>
    </style:style>
    <style:style style:name="T31" style:family="text">
      <style:text-properties officeooo:rsid="172ae8b5"/>
    </style:style>
    <style:style style:name="T32" style:family="text">
      <style:text-properties officeooo:rsid="1731a21d"/>
    </style:style>
    <style:style style:name="T33" style:family="text">
      <style:text-properties officeooo:rsid="1734931c"/>
    </style:style>
    <style:style style:name="T34" style:family="text">
      <style:text-properties officeooo:rsid="177bac92"/>
    </style:style>
    <style:style style:name="T35" style:family="text">
      <style:text-properties officeooo:rsid="186e6ee5"/>
    </style:style>
    <style:style style:name="T36" style:family="text">
      <style:text-properties officeooo:rsid="187055d5"/>
    </style:style>
    <style:style style:name="T37" style:family="text">
      <style:text-properties officeooo:rsid="18775c48"/>
    </style:style>
    <style:style style:name="T38" style:family="text">
      <style:text-properties officeooo:rsid="1886503f"/>
    </style:style>
    <style:style style:name="T39" style:family="text">
      <style:text-properties officeooo:rsid="18903ad5"/>
    </style:style>
    <style:style style:name="T40" style:family="text">
      <style:text-properties officeooo:rsid="194ba38b"/>
    </style:style>
    <style:style style:name="T41" style:family="text">
      <style:text-properties officeooo:rsid="19501dc6"/>
    </style:style>
    <style:style style:name="T42" style:family="text">
      <style:text-properties officeooo:rsid="19517269"/>
    </style:style>
    <style:style style:name="T43" style:family="text">
      <style:text-properties officeooo:rsid="195e4afa"/>
    </style:style>
    <style:style style:name="T44" style:family="text">
      <style:text-properties officeooo:rsid="1d61422a"/>
    </style:style>
    <style:style style:name="T45" style:family="text">
      <style:text-properties officeooo:rsid="1de6bb3c"/>
    </style:style>
    <style:style style:name="T46" style:family="text">
      <style:text-properties officeooo:rsid="1df4c27b"/>
    </style:style>
    <style:style style:name="T47" style:family="text">
      <style:text-properties officeooo:rsid="1df778cd"/>
    </style:style>
    <style:style style:name="T48" style:family="text">
      <style:text-properties officeooo:rsid="1e013445"/>
    </style:style>
    <style:style style:name="T49" style:family="text">
      <style:text-properties officeooo:rsid="1e023e12"/>
    </style:style>
    <style:style style:name="T50" style:family="text">
      <style:text-properties officeooo:rsid="1e82f712"/>
    </style:style>
    <style:style style:name="T51" style:family="text">
      <style:text-properties style:font-name="Tolkien"/>
    </style:style>
    <style:style style:name="T52" style:family="text">
      <style:text-properties style:font-name="Tolkien" fo:font-style="italic" style:font-style-asian="italic" style:font-style-complex="italic"/>
    </style:style>
    <style:style style:name="T53" style:family="text">
      <style:text-properties style:font-name="Tolkien" fo:font-style="italic" officeooo:rsid="173248b7" style:font-style-asian="italic" style:font-style-complex="italic"/>
    </style:style>
    <style:style style:name="T54" style:family="text">
      <style:text-properties style:font-name="Tolkien" fo:font-style="italic" officeooo:rsid="1e8b5a81" style:font-style-asian="italic" style:font-style-complex="italic"/>
    </style:style>
    <style:style style:name="T55" style:family="text">
      <style:text-properties style:font-name="Tolkien" fo:font-style="italic" officeooo:rsid="1e0bb699" style:font-style-asian="italic" style:font-style-complex="italic"/>
    </style:style>
    <style:style style:name="T56" style:family="text">
      <style:text-properties style:font-name="Tolkien" fo:font-style="italic" officeooo:rsid="1e9e9531" style:font-style-asian="italic" style:font-style-complex="italic"/>
    </style:style>
    <style:style style:name="T57" style:family="text">
      <style:text-properties style:font-name="Tolkien" fo:font-style="italic" officeooo:rsid="1d613e2c" style:font-style-asian="italic" style:font-style-complex="italic"/>
    </style:style>
    <style:style style:name="T58" style:family="text">
      <style:text-properties style:font-name="Tolkien" fo:font-style="italic" officeooo:rsid="1d57a0b4" style:font-style-asian="italic" style:font-style-complex="italic"/>
    </style:style>
    <style:style style:name="T59" style:family="text">
      <style:text-properties style:font-name="Tolkien" officeooo:rsid="173248b7"/>
    </style:style>
    <style:style style:name="T60" style:family="text">
      <style:text-properties style:font-name="Tolkien" officeooo:rsid="1e8b5a81"/>
    </style:style>
    <style:style style:name="T61" style:family="text">
      <style:text-properties officeooo:rsid="1e968229"/>
    </style:style>
    <style:style style:name="T62" style:family="text">
      <style:text-properties officeooo:rsid="187e007e"/>
    </style:style>
    <style:style style:name="T63" style:family="text">
      <style:text-properties officeooo:rsid="1e9d7367"/>
    </style:style>
    <style:style style:name="T64" style:family="text">
      <style:text-properties officeooo:rsid="1ea1403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/>
      <text:p text:style-name="P27"><text:span text:style-name="T28">O</text:span><text:span text:style-name="T27">puštěná pevnost</text:span></text:p>
      <text:p text:style-name="P28"/>
      <text:p text:style-name="P28"/>
      <text:p text:style-name="P29"><text:span text:style-name="T29">dobrodružství</text:span> pro hru</text:p>
      <text:p text:style-name="P37">Dakara</text:p>
      <text:p text:style-name="P38"/>
      <text:p text:style-name="P39">dungeoncrawl</text:p>
      <text:p text:style-name="P40"/>
      <text:p text:style-name="P40"/>
      <text:p text:style-name="P41"/>
      <text:p text:style-name="P41"/>
      <text:p text:style-name="P41"/>
      <text:p text:style-name="P41"/>
      <text:p text:style-name="P41"/>
      <text:h text:style-name="Heading_20_1" text:outline-level="1"><text:bookmark-start text:name="__RefHeading___Toc2916_1905480466"/><text:span text:style-name="T64">Texty k</text:span> vytištění<text:bookmark-end text:name="__RefHeading___Toc2916_1905480466"/></text:h>
      <text:p text:style-name="P23">České znaky:</text:p>
      <text:p text:style-name="P19"><text:span text:style-name="T50">ě</text:span>ščřžýáíéůťď<text:span text:style-name="T2">ú</text:span></text:p>
      <text:p text:style-name="P19">ĚŠČŘŽÝÁÍÉŮ<text:span text:style-name="T1">ŤĎ</text:span><text:span text:style-name="T3">Ú</text:span></text:p>
      <text:h text:style-name="P42" text:outline-level="2"><text:bookmark-start text:name="__RefHeading___Toc2918_1905480466"/>B9 – mrtvá elfka<text:bookmark-end text:name="__RefHeading___Toc2918_1905480466"/></text:h>
      <text:p text:style-name="P1">B9-r1</text:p>
      <text:p text:style-name="P24"><text:span text:style-name="T19">Tianasi,<text:line-break/><text:tab/>pověřuji tě úkolem, o kterém jsme mluvili při našem minulém setkání. Přikládám vše, co se nám podařilo o cílovém místě zjistit </text:span><text:span text:style-name="T20">a</text:span><text:span text:style-name="T18"> </text:span><text:span text:style-name="T11">také</text:span><text:span text:style-name="T18"> několik svitků s kouzly. Stře</text:span><text:span text:style-name="T20">z</text:span><text:span text:style-name="T18"> je jako oko v hlavě, jsou nesmírně </text:span><text:span text:style-name="T13">cenné</text:span><text:span text:style-name="T18">. </text:span><text:span text:style-name="T20">Jedn</text:span><text:span text:style-name="T22">o</text:span><text:span text:style-name="T20"> z nich</text:span><text:span text:style-name="T18"> ti umožní </text:span><text:span text:style-name="T12">domluvit se</text:span><text:span text:style-name="T18"> s duchy našich předků, pokud na nějaké narazíš.</text:span></text:p>
      <text:p text:style-name="P26">L.</text:p>
      <text:p text:style-name="P25"><text:span text:style-name="T25">PS: </text:span><text:span text:style-name="T26">Dělám sice určitě chybu, ale jelikož souhlasím, že budete potřebovat léčitele, tak s vámi nakonec posílám i Ailaru. Tvrdila mi, že jsi slíbil, že ji ochráníš. Věz tedy, že tě beru za slovo a pokud se jí něco stane, vyřídím si to s tebou.</text:span></text:p>
      <text:p text:style-name="P2"><text:span text:style-name="T4">B9-r</text:span><text:span text:style-name="T14">2</text:span></text:p>
      <text:p text:style-name="P22"><text:span text:style-name="T7">Urozený pane Glandire,<text:line-break/><text:tab/></text:span><text:span text:style-name="T23">p</text:span><text:span text:style-name="T7">odle vaší objednávky jsme do </text:span><text:span text:style-name="T5">do místnosti ve</text:span><text:span text:style-name="T7"> spodní</text:span><text:span text:style-name="T5">m</text:span><text:span text:style-name="T7"> pat</text:span><text:span text:style-name="T5">ře</text:span><text:span text:style-name="T7"> hlavní věže </text:span><text:span text:style-name="T15">Nadarské</text:span><text:span text:style-name="T7"> </text:span><text:span text:style-name="T14">pevnosti</text:span><text:span text:style-name="T7"> zabudovali </text:span><text:span text:style-name="T10">vestavěnou</text:span><text:span text:style-name="T7"> schránku </text:span><text:span text:style-name="T6">zabezpečenou otrávenými jehlicemi</text:span><text:span text:style-name="T7">. </text:span><text:span text:style-name="T6">Otevírací kombinace je: </text:span><text:span text:style-name="T24">čtverec</text:span><text:span text:style-name="T6">, </text:span><text:span text:style-name="T24">kříž</text:span><text:span text:style-name="T6">, </text:span><text:span text:style-name="T24">trojúhelník.</text:span></text:p>
      <text:p text:style-name="P3"><text:span text:style-name="T6">B9-r</text:span><text:span text:style-name="T17">3</text:span></text:p>
      <text:p text:style-name="P20"><text:soft-page-break/>Urozený pane Glandire,<text:line-break/><text:tab/>obranné mechanismy byly instalovány dle vaší specifikace. Při návratu do pevnosti doporučujeme připomenout si, kde jsou výmetné otvory ohnivých pastí a nestoupat jim do výstřelu. Následná ruční deaktivace ve zbrojnici předejde případným nehodám při běžném provozu objektu. Ujistěte se, že je aktivační mechanismus ve vypnuté poloze zajištěn bezpečnostní západkou.</text:p>
      <text:h text:style-name="Heading_20_2" text:outline-level="2"><text:bookmark-start text:name="__RefHeading___Toc2920_1905480466"/>Trezor velitele pevnosti (<text:span text:style-name="T34">v B13</text:span>)<text:bookmark-end text:name="__RefHeading___Toc2920_1905480466"/></text:h>
      <text:p text:style-name="P4">B1<text:span text:style-name="T45">3</text:span>-r1</text:p>
      <text:p text:style-name="P8">Urozený pane Glandire,<text:line-break/><text:span text:style-name="T61"><text:tab/>esence nehmotného strážce, jenž ti jest přidělen, je uložena v amuletu ve tvaru štítu. Chraň tento předmět před poškozením, sic z něj tato esence vyprchá a strážce se propadne do Nebytí.</text:span></text:p>
      <text:p text:style-name="P11">Ardanus, mistr duševní magie</text:p>
      <text:p text:style-name="P5">B1<text:span text:style-name="T45">3</text:span>-r<text:span text:style-name="T46">2</text:span></text:p>
      <text:p text:style-name="P9">Urozený pane Glandire,<text:line-break/><text:tab/><text:span text:style-name="T62">posílám ti rekruta, jemuž je nutno věnovat zvláštní pozornost. Bude tvým novým údržbářem. Nenech se zmást tím, že je na tuto pozici starý, a že je nadmíru znalý umění sochařského. Chovej se k němu jako k nejnižšímu učedníkovi, taková jest vůle jeho výsosti.<text:line-break/><text:tab/>Věz také, že bude mít s sebou sochu netypického vzhledu. Je na tobě, jak ji využiješ. Nespoléhej na ni ale při obraně pevnosti, v tomto směru je zcela defektní a nepoužitelná.<text:line-break/><text:tab/>Měj obzvláště na paměti, že informace o její existenci v žádném případě nesmí opustit tvou pevnost.</text:span></text:p>
      <text:p text:style-name="P12">Vilinar, <text:span text:style-name="T37">vrchní velitel vojsk krále Arkadara</text:span></text:p>
      <text:p text:style-name="P6">B1<text:span text:style-name="T45">3</text:span>-r<text:span text:style-name="T47">3</text:span></text:p>
      <text:p text:style-name="P10">Urozený pane Glandire,</text:p>
      <text:p text:style-name="P13"><text:soft-page-break/>rozkaz, který Ti posílám, se Ti jistě nebude líbit. <text:span text:style-name="T39">Nepochybuji ale, že rozumíš vážnosti situace a neprodleně jej vyplníš</text:span>.<text:line-break/><text:tab/><text:span text:style-name="T38">Jak jistě víš, válka s Chaosem se už dlouho nevyvíjí dobře. Před nedávnem ovšem došlo k události, která všechno mění. Těm zatraceným orkům se nějakým záhadným způsobem podařilo přivolat pohromu přímo do srdce naší říše. Samotný Alondar je v ohrožení, takže už nedává smysl držet posádky v pohraničních pevnostech.</text:span></text:p>
      <text:p text:style-name="P14">A proto Ti přikazuju:</text:p>
      <text:p text:style-name="P15"><text:tab/>Opusť s celou svou zbrojnou hotovostí Nadarskou pevnost. Vezmi s sebou také všechny civilisty, které nepojme Tvé panství, nebo jež by nebylo rozumné nechat nechráněné. <text:span text:style-name="T43">Při odchodu aktivuj</text:span> automatické obranné prostředky.<text:line-break/><text:tab/>Nařiď všem svým vojákům a poddaným, aby s sebou vzali jen to nejnutnější. Je nezbytné, aby se tvůj voj připojil k jádru armády Jeho veličenstva v co nejkratším termínu.</text:p>
      <text:p text:style-name="P21"><text:span text:style-name="T9">Vilinar, </text:span><text:span text:style-name="T8">vrchní velitel vojsk krále Arkadara</text:span></text:p>
      <text:h text:style-name="P43" text:outline-level="2"><text:bookmark-start text:name="__RefHeading___Toc5829_1424409582"/>Místnost mistra sochaře (C1<text:span text:style-name="T48">3</text:span>)<text:bookmark-end text:name="__RefHeading___Toc5829_1424409582"/></text:h>
      <text:p text:style-name="P7">C1<text:span text:style-name="T49">3</text:span>-r1</text:p>
      <text:p text:style-name="P16">Mistře Ankerte,</text:p>
      <text:p text:style-name="P16">nemusím ti, doufám, vysvětlovat, do jak svízeln<text:span text:style-name="T40">é</text:span> situace jsi přivedl sochařsk<text:span text:style-name="T42">é</text:span> <text:span text:style-name="T42">kolegium</text:span>. <text:span text:style-name="T35">Nejen že tvé jednání bylo trestuhodně neetické, ale navíc jsi tím potenciálně urazil naše nejdůležitější spojence. A co hůř – musel jsi na to použít zrovna ženu? A musel jsi to být zrovna ty, můj nejlepší student?<text:line-break/><text:tab/>Na lítost už je, nicméně, pozdě. Záležitostí se zabývala královská kancelář. Rozhodnutí jeho výsosti, jak jistě víš, je nezvratné. Zítra narukuješ k armádě a budeš ihned převelen do jedné ze vzdálených pohraničních pevností, kde budeš po zbytek svého života vykonávat práci údržbáře vojenského vybavení.<text:line-break/><text:tab/>Svůj… výtvor si vezmeš s sebou a zajistíš, že se o něm nikdo mimo pevnost nedozví. Porušení tohoto příkazu bude pro tebe znamenat smrt.</text:span></text:p>
      <text:p text:style-name="P17"><text:soft-page-break/>Ba<text:span text:style-name="T36">h</text:span>olar, velmistr sochař<text:span text:style-name="T41">ského kolegia</text:span></text:p>
      <text:h text:style-name="Heading_20_2" text:outline-level="2"><text:bookmark-start text:name="__RefHeading___Toc2922_1905480466"/><text:span text:style-name="T44">Pracovna mága</text:span> (C1<text:span text:style-name="T44">5</text:span>)<text:bookmark-end text:name="__RefHeading___Toc2922_1905480466"/></text:h>
      <text:p text:style-name="P30">c15-r1</text:p>
      <text:p text:style-name="P18">Pojednání o božských atributech</text:p>
      <text:p text:style-name="P18">Zpočátku se bohové Řádu museli skrývat před prastarými démony. <text:span text:style-name="T33">Nemohli jsme je tedy</text:span> zobrazovat a <text:span text:style-name="T33">museli jsme je</text:span> nosi<text:span text:style-name="T33">t</text:span> <text:span text:style-name="T31">jen</text:span> ve svých myslích a srdcích. Později, když s <text:span text:style-name="T63">Beleronem</text:span> v čele povstali a <text:span text:style-name="T30">démony porazili, však potřeba skrývání pominula a lid zatoužil vyslovit jim díky a prokázat jim náležitou úctu. Tehdy vznikly první sochy a jiná vyobrazení, jejichž prostřednictvím můžeme svá božstva oslovovat.<text:line-break/><text:tab/>V té době se ustálilo několik význačných rysů, atributů, které by každé zobrazení boha mělo mít:</text:span></text:p>
      <text:p text:style-name="P34">Astra –<text:span text:style-name="T32"> č</text:span>elenka z hvězd, <text:span text:style-name="T32">h</text:span>ůl, otevřená kniha</text:p>
      <text:p text:style-name="P35">Nirvi – kovářská zástěra, kladivo, měšec</text:p>
      <text:p text:style-name="P33"><text:span text:style-name="T51">Beleron</text:span><text:span text:style-name="Emphasis"><text:span text:style-name="T52"> –</text:span></text:span><text:span text:style-name="Emphasis"><text:span text:style-name="T53"> </text:span></text:span><text:span text:style-name="Emphasis"><text:span text:style-name="T54">z</text:span></text:span><text:span text:style-name="Emphasis"><text:span text:style-name="T55">broj</text:span></text:span><text:span text:style-name="Emphasis"><text:span text:style-name="T53">,</text:span></text:span><text:span text:style-name="T51"> </text:span><text:span text:style-name="T59">p</text:span><text:span text:style-name="T51">oklek</text:span><text:span text:style-name="T59">,</text:span><text:span text:style-name="T51"> </text:span><text:span text:style-name="T60">č</text:span><text:span text:style-name="T51">el</text:span><text:span text:style-name="T60">o</text:span><text:span text:style-name="T51"> opřen</text:span><text:span text:style-name="T60">é</text:span><text:span text:style-name="T51"> o jílec meče</text:span></text:p>
      <text:p text:style-name="P35">Mira – horský křišťál, zkumavka</text:p>
      <text:p text:style-name="P36"><text:span text:style-name="T4">Raia –</text:span><text:span text:style-name="T16"> </text:span><text:span text:style-name="T21">nahota</text:span><text:span text:style-name="T16">, </text:span><text:span text:style-name="T21">luk,</text:span><text:span text:style-name="T16"> </text:span><text:span text:style-name="T21">jelen</text:span></text:p>
      <text:p text:style-name="P31">c15-r2</text:p>
      <text:p text:style-name="P32"><text:span text:style-name="T52">Mistře Ankerte,<text:line-break/><text:tab/></text:span><text:span text:style-name="T56">z</text:span><text:span text:style-name="T57">asíláme vám bezpečnostní truhlu dle vaší objednávky. Otevírací formule je „</text:span><text:span text:style-name="T58">Era solren</text:span><text:span text:style-name="T57">“.<text:line-break/><text:tab/>Z bezpečnostních důvodů doporučujeme po zapamatování formule tento svitek zniči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3" svg:font-family="Georgia" style:font-family-generic="roman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Gunny Handwriting" svg:font-family="'Gunny Handwriting'" style:font-family-generic="script" style:font-pitch="variable"/>
    <style:font-face style:name="Arial" svg:font-family="Arial" style:font-family-generic="swiss" style:font-pitch="variable"/>
    <style:font-face style:name="Tolkien" svg:font-family="Tolkien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06-30T14:51:38.514000000</dc:date>
    <meta:print-date>2113-01-01T00:00:00</meta:print-date>
    <meta:editing-cycles>12683</meta:editing-cycles>
    <meta:editing-duration>P36DT7H41M14S</meta:editing-duration>
    <meta:generator>LibreOffice/6.0.5.2$Windows_X86_64 LibreOffice_project/54c8cbb85f300ac59db32fe8a675ff7683cd5a16</meta:generator>
    <meta:document-statistic meta:table-count="0" meta:image-count="0" meta:object-count="0" meta:page-count="5" meta:paragraph-count="47" meta:word-count="753" meta:character-count="4879" meta:non-whitespace-character-count="4151"/>
  </office:meta>
</office:document-meta>
</file>